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8.005cm" fo:min-width="10.93cm"/>
    </style:style>
    <style:style style:name="gr2" style:family="graphic" style:parent-style-name="standard">
      <style:graphic-properties draw:fill="solid" draw:fill-color="#ffde59" draw:textarea-horizontal-align="justify" draw:textarea-vertical-align="middle" draw:auto-grow-height="false" fo:min-height="2.086cm" fo:min-width="1.745cm"/>
    </style:style>
    <style:style style:name="gr3" style:family="graphic" style:parent-style-name="standard">
      <style:graphic-properties draw:fill="solid" draw:fill-color="#bbe33d" draw:textarea-horizontal-align="justify" draw:textarea-vertical-align="middle" draw:auto-grow-height="false" fo:min-height="1.637cm" fo:min-width="1.296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fill="solid" draw:fill-color="#dedce6" draw:textarea-horizontal-align="justify" draw:textarea-vertical-align="middle" draw:auto-grow-height="false" fo:min-height="7.116cm" fo:min-width="6.612cm"/>
    </style:style>
    <style:style style:name="gr6" style:family="graphic" style:parent-style-name="standard">
      <style:graphic-properties draw:fill="solid" draw:fill-color="#ffd7d7" draw:textarea-horizontal-align="justify" draw:textarea-vertical-align="middle" draw:auto-grow-height="false" fo:min-height="1.277cm" fo:min-width="1.745cm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gr8" style:family="graphic" style:parent-style-name="standard">
      <style:graphic-properties draw:fill="solid" draw:fill-color="#ffdbb6" draw:textarea-horizontal-align="justify" draw:textarea-vertical-align="middle" draw:auto-grow-height="false" fo:min-height="1.277cm" fo:min-width="1.745cm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de59"/>
      <style:paragraph-properties fo:text-align="center"/>
    </style:style>
    <style:style style:name="P4" style:family="paragraph">
      <loext:graphic-properties draw:fill="solid" draw:fill-color="#bbe33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dedce6"/>
      <style:paragraph-properties fo:text-align="center"/>
    </style:style>
    <style:style style:name="P7" style:family="paragraph">
      <loext:graphic-properties draw:fill="solid" draw:fill-color="#ffd7d7"/>
      <style:paragraph-properties fo:text-align="center"/>
    </style:style>
    <style:style style:name="P8" style:family="paragraph">
      <loext:graphic-properties draw:fill="solid" draw:fill-color="#ffdbb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8.255cm" svg:x="1cm" svg:y="0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3.302cm" svg:x="1.254cm" svg:y="5.191cm">
          <text:p text:style-name="P2">meta-</text:p>
          <text:p text:style-name="P2">open</text:p>
          <text:p text:style-name="P2">embedd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4cm" svg:height="2.667cm" svg:x="1.508cm" svg:y="2.27cm">
          <text:p text:style-name="P2">BitBa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445cm" svg:height="1.673cm" svg:x="1.254cm" svg:y="1.127cm">
          <draw:text-box>
            <text:p>Yocto-Poky</text:p>
          </draw:text-box>
        </draw:frame>
        <draw:custom-shape draw:style-name="gr5" draw:text-style-name="P6" draw:layer="layout" svg:width="7.112cm" svg:height="7.366cm" svg:x="4.937cm" svg:y="1.2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175cm" svg:height="2.159cm" svg:x="5.286cm" svg:y="6.209cm">
          <text:p text:style-name="P2">meta-so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3.175cm" svg:height="2.159cm" svg:x="5.191cm" svg:y="3.794cm">
          <text:p text:style-name="P2">meta-ar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3.175cm" svg:height="2.159cm" svg:x="8.747cm" svg:y="3.794cm">
          <text:p text:style-name="P2">meta-<text:line-break/>ven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3.175cm" svg:height="2.159cm" svg:x="8.874cm" svg:y="6.207cm">
          <text:p text:style-name="P2">meta-<text:line-break/>platform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5.842cm" svg:height="1.524cm" svg:x="5.191cm" svg:y="1.635cm">
          <draw:text-box>
            <text:p>OpenBMC</text:p>
          </draw:text-box>
        </draw:frame>
        <draw:custom-shape draw:style-name="gr8" draw:text-style-name="P8" draw:layer="layout" svg:width="3.175cm" svg:height="2.159cm" svg:x="8.747cm" svg:y="1.508cm">
          <text:p text:style-name="P2">meta-<text:line-break/>phosph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4:42:24.741125882</meta:creation-date>
    <dc:date>2019-07-30T18:25:22.572114883</dc:date>
    <meta:editing-duration>PT19M52S</meta:editing-duration>
    <meta:editing-cycles>4</meta:editing-cycles>
    <meta:generator>LibreOffice/6.2.0.3$Linux_X86_64 LibreOffice_project/20$Build-3</meta:generator>
    <meta:document-statistic meta:object-count="11"/>
  </office:meta>
</office:document-meta>
</file>